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266cm"/>
    </style:style>
    <style:style style:name="Tabelle2.C" style:family="table-column">
      <style:table-column-properties style:column-width="2.2cm"/>
    </style:style>
    <style:style style:name="Tabelle2.D" style:family="table-column">
      <style:table-column-properties style:column-width="1.896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2.163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15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6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8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9" style:family="paragraph" style:parent-style-name="Standard">
      <style:paragraph-properties fo:line-height="100%" fo:orphans="0" fo:widows="0"/>
      <style:text-properties style:font-name="Arial" fo:font-size="10pt" officeooo:rsid="00043453" style:font-name-asian="Times New Roman" style:font-size-asian="10pt" style:language-asian="de" style:country-asian="DE" style:font-name-complex="Arial2" style:font-size-complex="10pt"/>
    </style:style>
    <style:style style:name="P10" style:family="paragraph" style:parent-style-name="Standard">
      <style:paragraph-properties fo:line-height="100%" fo:orphans="0" fo:widows="0"/>
      <style:text-properties style:font-name="Arial" fo:font-size="10pt" officeooo:rsid="0007a2ea" officeooo:paragraph-rsid="0007a2ea" style:font-name-asian="Times New Roman" style:font-size-asian="10pt" style:font-name-complex="Times New Roman" style:font-size-complex="10pt"/>
    </style:style>
    <style:style style:name="P11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8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9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20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1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2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3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4" style:family="paragraph" style:parent-style-name="Standard">
      <style:paragraph-properties fo:line-height="100%" fo:orphans="0" fo:widows="0"/>
      <style:text-properties style:font-name="Arial1" fo:font-size="10pt" fo:font-weight="normal" officeooo:rsid="0007a2ea" officeooo:paragraph-rsid="0007a2ea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26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27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30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1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1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2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3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4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5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6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7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7a2ea" officeooo:paragraph-rsid="0007a2ea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8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ac0a6" officeooo:paragraph-rsid="000ac0a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9" style:family="paragraph" style:parent-style-name="Standard">
      <style:paragraph-properties fo:line-height="100%" fo:orphans="0" fo:widows="0"/>
      <style:text-properties style:font-name="Arial1" fo:font-size="10pt" fo:font-weight="bold" officeooo:rsid="0007a2ea" officeooo:paragraph-rsid="0007a2ea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rsid="0007d6d0" officeooo:paragraph-rsid="0007d6d0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41" style:family="paragraph" style:parent-style-name="Standard">
      <style:paragraph-properties fo:line-height="100%" fo:orphans="0" fo:widows="0"/>
      <style:text-properties style:font-name="Arial1" fo:font-size="10pt" fo:font-weight="bold" officeooo:rsid="000ac0a6" officeooo:paragraph-rsid="000ac0a6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42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rsid="0007d6d0" officeooo:paragraph-rsid="0007d6d0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3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rsid="0007d6d0" officeooo:paragraph-rsid="000ac0a6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45" style:family="paragraph" style:parent-style-name="Standard">
      <style:paragraph-properties fo:line-height="100%" fo:orphans="0" fo:widows="0"/>
      <style:text-properties style:font-name="Arial1" fo:font-size="10pt" officeooo:rsid="0009137d" style:font-name-asian="Times New Roman" style:font-size-asian="10pt" style:language-asian="de" style:country-asian="DE" style:font-name-complex="Arial2" style:font-size-complex="10pt"/>
    </style:style>
    <style:style style:name="P46" style:family="paragraph" style:parent-style-name="Standard">
      <style:paragraph-properties fo:line-height="100%" fo:orphans="0" fo:widows="0"/>
      <style:text-properties style:font-name="Arial1" fo:font-size="10pt" officeooo:rsid="0009137d" officeooo:paragraph-rsid="0007d6d0" style:font-name-asian="Times New Roman" style:font-size-asian="10pt" style:language-asian="de" style:country-asian="DE" style:font-name-complex="Arial2" style:font-size-complex="10pt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00e5f3" style:font-size-asian="16pt" style:font-size-complex="16pt"/>
    </style:style>
    <style:style style:name="T4" style:family="text">
      <style:text-properties style:font-name="ITCFranklinGothic LT Book" officeooo:rsid="0001abb6"/>
    </style:style>
    <style:style style:name="T5" style:family="text">
      <style:text-properties officeooo:rsid="0001abb6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32fe8"/>
    </style:style>
    <style:style style:name="T8" style:family="text">
      <style:text-properties officeooo:rsid="000512fc"/>
    </style:style>
    <style:style style:name="T9" style:family="text">
      <style:text-properties officeooo:rsid="000ac0a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30" text:outline-level="2">Protokoll-Nr.:<text:line-break/></text:h>
            <text:p text:style-name="P28">NA</text:p>
          </table:table-cell>
          <table:table-cell table:style-name="Tabelle1.A1" table:number-columns-spanned="2" office:value-type="string">
            <text:p text:style-name="P20"><text:span text:style-name="T6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9">07.12</text:span><text:span text:style-name="T8">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21">Nä <text:s/><text:span text:style-name="T6">Nächste Besprechung:</text:span> <text:s/><text:bookmark-start text:name="Text41"/><field:fieldmark-start text:name="Text4" field:type="vnd.oasis.opendocument.field.FORMTEXT"><field:param field:name="Type" field:value="date"/></field:fieldmark-start><text:span text:style-name="T7">k.A.</text:span>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20"><text:span text:style-name="T6">Zeit:</text:span> von <text:s/><text:bookmark-start text:name="Text21"/><field:fieldmark-start text:name="Text2" field:type="vnd.oasis.opendocument.field.FORMTEXT"/><text:span text:style-name="T9">14:00</text:span><field:fieldmark-end/><text:bookmark-end text:name="Text21"/> <text:s/>bis <text:s/><text:bookmark-start text:name="Text31"/><field:fieldmark-start text:name="Text3" field:type="vnd.oasis.opendocument.field.FORMTEXT"/><text:span text:style-name="T9">14:30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22"><text:bookmark text:name="NächsteBesprechung"/><text:span text:style-name="T6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20"><text:span text:style-name="T6">Ort:</text:span> <text:s/><text:bookmark-start text:name="Text71"/><text:s text:c="8"/><field:fieldmark-start text:name="Text7" field:type="vnd.oasis.opendocument.field.FORMTEXT"/><text:span text:style-name="T9">Zoom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22"><text:bookmark text:name="NächsterOrt"/><text:span text:style-name="T6">Ort:</text:span> <text:s/><text:bookmark-start text:name="Text81"/><field:fieldmark-start text:name="Text8" field:type="vnd.oasis.opendocument.field.FORMTEXT"/><text:span text:style-name="T9">Zoom</text:span>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23"><text:span text:style-name="T6">Protokoll:</text:span> <text:bookmark text:name="Verteiler"/><text:span text:style-name="T6">Frau/Herr</text:span> <text:s/><text:bookmark-start text:name="Text91"/><field:fieldmark-start text:name="Text9" field:type="vnd.oasis.opendocument.field.FORMTEXT"/><text:span text:style-name="T7">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1" text:outline-level="1">Anwesend</text:h>
          </table:table-cell>
          <table:covered-table-cell/>
          <table:table-cell table:style-name="Tabelle1.A5" office:value-type="string">
            <text:h text:style-name="P32" text:outline-level="1">Protokoll gelesen, verstanden </text:h>
            <text:h text:style-name="P33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6" text:outline-level="1">Alt, Theresa</text:h>
          </table:table-cell>
          <table:covered-table-cell/>
          <table:table-cell table:style-name="Tabelle1.A5" table:number-columns-spanned="2" office:value-type="string">
            <text:h text:style-name="P37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6" text:outline-level="1">Leonov, Peter</text:h>
          </table:table-cell>
          <table:covered-table-cell/>
          <table:table-cell table:style-name="Tabelle1.A5" table:number-columns-spanned="2" office:value-type="string">
            <text:h text:style-name="P37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6" text:outline-level="1">Rohrwild, Daniel</text:h>
          </table:table-cell>
          <table:covered-table-cell/>
          <table:table-cell table:style-name="Tabelle1.A5" table:number-columns-spanned="2" office:value-type="string">
            <text:h text:style-name="P37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6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37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6" text:outline-level="1">Vogl, Florian</text:h>
          </table:table-cell>
          <table:covered-table-cell/>
          <table:table-cell table:style-name="Tabelle1.A5" table:number-columns-spanned="2" office:value-type="string">
            <text:h text:style-name="P37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8" text:outline-level="1">Stefan Müller (Product Owner)</text:h>
          </table:table-cell>
          <table:covered-table-cell/>
          <table:table-cell table:style-name="Tabelle1.A5" table:number-columns-spanned="2" office:value-type="string">
            <text:h text:style-name="P38" text:outline-level="1">ja</text:h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table:number-columns-spanned="2" office:value-type="string">
            <text:h text:style-name="P35" text:outline-level="1"/>
          </table:table-cell>
          <table:covered-table-cell/>
          <table:table-cell table:style-name="Tabelle1.A5" office:value-type="string">
            <text:h text:style-name="P35" text:outline-level="1"/>
          </table:table-cell>
        </table:table-row>
      </table:table>
      <text:p text:style-name="P2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Stichwort</text:p>
          </table:table-cell>
          <table:table-cell table:style-name="Tabelle2.A1" office:value-type="string">
            <text:p text:style-name="P19">Informationen </text:p>
          </table:table-cell>
          <table:table-cell table:style-name="Tabelle2.A1" office:value-type="string">
            <text:p text:style-name="P18">Wer?</text:p>
          </table:table-cell>
          <table:table-cell table:style-name="Tabelle2.A1" office:value-type="string">
            <text:p text:style-name="P18">Bis<text:line-break/>wann?</text:p>
          </table:table-cell>
        </table:table-row>
        <table:table-row table:style-name="Tabelle2.2">
          <table:table-cell table:style-name="Tabelle2.A2" office:value-type="string">
            <text:p text:style-name="P41"/>
            <text:p text:style-name="P41">Übergabe des Projekts</text:p>
          </table:table-cell>
          <table:table-cell table:style-name="Tabelle2.B2" office:value-type="string">
            <text:p text:style-name="P42"/>
            <text:p text:style-name="P42">- <text:span text:style-name="T9">Übergabe des Projekts vom Team BAQ an den Product Owner</text:span></text:p>
            <text:p text:style-name="P43">- <text:span text:style-name="T9">Abnahme der Homepage durch Test der Seite durch den Product</text:span></text:p>
            <text:p text:style-name="P43"><text:span text:style-name="T9"><text:s text:c="2"/>Owner</text:span></text:p>
            <text:p text:style-name="P43">- <text:span text:style-name="T9">Kurze Erklärung zu den einzelnen Themen und Beantwortung von</text:span></text:p>
            <text:p text:style-name="P43"><text:span text:style-name="T9"><text:s text:c="2"/>Fragen des Product Owner</text:span></text:p>
            <text:p text:style-name="P43">- <text:span text:style-name="T9">Weitere Vorgehensweise bzw restliche Vorbereitungen für die</text:span></text:p>
            <text:p text:style-name="P43"><text:span text:style-name="T9"><text:s text:c="2"/>offiezielle Gesamtvorstellung; Vorträge und Präsentation</text:span></text:p>
            <text:p text:style-name="P43"/>
          </table:table-cell>
          <table:table-cell table:style-name="Tabelle2.C2" office:value-type="string">
            <text:p text:style-name="P24"/>
          </table:table-cell>
          <table:table-cell table:style-name="Tabelle2.D2" office:value-type="string">
            <text:p text:style-name="P39"/>
          </table:table-cell>
        </table:table-row>
        <table:table-row table:style-name="Tabelle2.3">
          <table:table-cell table:style-name="Tabelle2.A3" office:value-type="string">
            <text:p text:style-name="P40"/>
          </table:table-cell>
          <table:table-cell table:style-name="Tabelle2.B3" office:value-type="string">
            <text:p text:style-name="P44"/>
          </table:table-cell>
          <table:table-cell table:style-name="Tabelle2.C3" office:value-type="string">
            <text:p text:style-name="P46"/>
          </table:table-cell>
          <table:table-cell table:style-name="Tabelle2.D3" office:value-type="string">
            <text:p text:style-name="P45"/>
          </table:table-cell>
        </table:table-row>
        <table:table-row table:style-name="Tabelle2.4">
          <table:table-cell table:style-name="Tabelle2.A4" office:value-type="string">
            <text:p text:style-name="P6"/>
          </table:table-cell>
          <table:table-cell table:style-name="Tabelle2.B4" office:value-type="string">
            <text:p text:style-name="P10"/>
          </table:table-cell>
          <table:table-cell table:style-name="Tabelle2.C4" office:value-type="string">
            <text:p text:style-name="P9"/>
          </table:table-cell>
          <table:table-cell table:style-name="Tabelle2.D4" office:value-type="string">
            <text:p text:style-name="P8"/>
          </table:table-cell>
        </table:table-row>
      </table:table>
      <text:p text:style-name="P26"/>
      <text:p text:style-name="P27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style:font-name="Arial" fo:font-size="16pt" style:font-size-asian="16pt" style:font-size-complex="16pt"/>
    </style:style>
    <style:style style:name="MT3" style:family="text">
      <style:text-properties style:font-name="Arial"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3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1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2</text:page-number><text:s/>von <text:page-count style:num-format="1">2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9</meta:editing-cycles>
    <meta:print-date>2017-02-14T07:46:00</meta:print-date>
    <meta:creation-date>2021-10-17T14:08:00</meta:creation-date>
    <dc:date>2021-12-07T14:53:48.715000000</dc:date>
    <meta:editing-duration>PT31M32S</meta:editing-duration>
    <meta:generator>LibreOffice/7.2.3.2$Windows_X86_64 LibreOffice_project/d166454616c1632304285822f9c83ce2e660fd92</meta:generator>
    <meta:document-statistic meta:table-count="4" meta:image-count="2" meta:object-count="0" meta:page-count="2" meta:paragraph-count="54" meta:word-count="169" meta:character-count="1036" meta:non-whitespace-character-count="905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